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847in" style:rel-column-width="986*"/>
    </style:style>
    <style:style style:name="Table1.B" style:family="table-column">
      <style:table-column-properties style:column-width="1.434in" style:rel-column-width="2065*"/>
    </style:style>
    <style:style style:name="Table1.C" style:family="table-column">
      <style:table-column-properties style:column-width="4.8063in" style:rel-column-width="69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font-weight="bold" officeooo:rsid="001fd7f5" officeooo:paragraph-rsid="001fd7f5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fo:font-weight="bold" officeooo:rsid="0022f243" officeooo:paragraph-rsid="0022f243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officeooo:rsid="00203d5b" officeooo:paragraph-rsid="00203d5b" style:font-size-asian="10pt" style:font-size-complex="10pt"/>
    </style:style>
    <style:style style:name="P5" style:family="paragraph" style:parent-style-name="Table_20_Contents">
      <style:text-properties fo:font-size="10pt" officeooo:rsid="00206245" officeooo:paragraph-rsid="00206245" style:font-size-asian="10pt" style:font-size-complex="10pt"/>
    </style:style>
    <style:style style:name="P6" style:family="paragraph" style:parent-style-name="Table_20_Contents">
      <style:text-properties fo:font-size="10pt" officeooo:rsid="001fd7f5" officeooo:paragraph-rsid="001fd7f5" style:font-size-asian="10pt" style:font-size-complex="10pt"/>
    </style:style>
    <style:style style:name="P7" style:family="paragraph" style:parent-style-name="Table_20_Contents">
      <style:text-properties fo:font-size="10pt" officeooo:rsid="00206e04" officeooo:paragraph-rsid="00206e04" style:font-size-asian="10pt" style:font-size-complex="10pt"/>
    </style:style>
    <style:style style:name="P8" style:family="paragraph" style:parent-style-name="Table_20_Contents">
      <style:text-properties fo:font-size="10pt" officeooo:rsid="00206e04" officeooo:paragraph-rsid="0022f243" style:font-size-asian="10pt" style:font-size-complex="10pt"/>
    </style:style>
    <style:style style:name="P9" style:family="paragraph" style:parent-style-name="Table_20_Contents">
      <style:text-properties fo:font-size="10pt" officeooo:rsid="0021a53a" officeooo:paragraph-rsid="0021a53a" style:font-size-asian="10pt" style:font-size-complex="10pt"/>
    </style:style>
    <style:style style:name="P10" style:family="paragraph" style:parent-style-name="Table_20_Contents">
      <style:text-properties fo:font-size="10pt" officeooo:rsid="0021c1ed" officeooo:paragraph-rsid="0021c1ed" style:font-size-asian="10pt" style:font-size-complex="10pt"/>
    </style:style>
    <style:style style:name="P11" style:family="paragraph" style:parent-style-name="Table_20_Contents">
      <style:text-properties fo:font-size="10pt" officeooo:rsid="0022f243" officeooo:paragraph-rsid="0022f243" style:font-size-asian="10pt" style:font-size-complex="10pt"/>
    </style:style>
    <style:style style:name="P12" style:family="paragraph" style:parent-style-name="Table_20_Contents">
      <style:text-properties fo:font-size="10pt" officeooo:rsid="00230bc1" officeooo:paragraph-rsid="00230bc1" style:font-size-asian="10pt" style:font-size-complex="10pt"/>
    </style:style>
    <style:style style:name="T1" style:family="text">
      <style:text-properties officeooo:rsid="0021a53a"/>
    </style:style>
    <style:style style:name="T2" style:family="text">
      <style:text-properties officeooo:rsid="0021c1ed"/>
    </style:style>
    <style:style style:name="T3" style:family="text">
      <style:text-properties officeooo:rsid="0024d0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elnet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Fortran variable names</text:p>
          </table:table-cell>
          <table:table-cell table:style-name="Table1.A2" office:value-type="string">
            <text:p text:style-name="P5">Fortran types</text:p>
          </table:table-cell>
          <table:table-cell table:style-name="Table1.C2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2">INPUT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6">ka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7"><text:span text:style-name="T1">a</text:span>lgorithm flag </text:p>
            <text:p text:style-name="P7">ka = 1 <text:span text:style-name="T2">=&gt;</text:span> covariance update algo</text:p>
            <text:p text:style-name="P7">ka = 2 <text:span text:style-name="T2">=&gt;</text:span> naïve algo</text:p>
          </table:table-cell>
        </table:table-row>
        <table:table-row>
          <table:table-cell table:style-name="Table1.A2" office:value-type="string">
            <text:p text:style-name="P6">parm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7"><text:span text:style-name="T1">p</text:span>enalty member index <text:span text:style-name="T1">(0 &lt;= parm &lt;= 1)</text:span></text:p>
            <text:p text:style-name="P9">0.0 =<text:span text:style-name="T2">&gt;</text:span> ridge</text:p>
            <text:p text:style-name="P9">1.0 =<text:span text:style-name="T2">&gt;</text:span> lasso</text:p>
          </table:table-cell>
        </table:table-row>
        <table:table-row>
          <table:table-cell table:style-name="Table1.A2" office:value-type="string">
            <text:p text:style-name="P6">no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9">number of observations</text:p>
          </table:table-cell>
        </table:table-row>
        <table:table-row>
          <table:table-cell table:style-name="Table1.A2" office:value-type="string">
            <text:p text:style-name="P6">ni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9">number of predictor variables</text:p>
          </table:table-cell>
        </table:table-row>
        <table:table-row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>real x(no, ni)</text:p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y</text:p>
          </table:table-cell>
          <table:table-cell table:style-name="Table1.A2" office:value-type="string">
            <text:p text:style-name="P6">real y(no<text:span text:style-name="T1">)</text:span></text:p>
          </table:table-cell>
          <table:table-cell table:style-name="Table1.C2" office:value-type="string">
            <text:p text:style-name="P9">response vector (overwritten)</text:p>
          </table:table-cell>
        </table:table-row>
        <table:table-row>
          <table:table-cell table:style-name="Table1.A2" office:value-type="string">
            <text:p text:style-name="P6">w</text:p>
          </table:table-cell>
          <table:table-cell table:style-name="Table1.A2" office:value-type="string">
            <text:p text:style-name="P6">real w(no)</text:p>
          </table:table-cell>
          <table:table-cell table:style-name="Table1.C2" office:value-type="string">
            <text:p text:style-name="P9">observation w<text:span text:style-name="T3">e</text:span>ights (overwritten)</text:p>
          </table:table-cell>
        </table:table-row>
        <table:table-row>
          <table:table-cell table:style-name="Table1.A2" office:value-type="string">
            <text:p text:style-name="P6">jd</text:p>
          </table:table-cell>
          <table:table-cell table:style-name="Table1.A2" office:value-type="string">
            <text:p text:style-name="P6">Integer jd(*)</text:p>
          </table:table-cell>
          <table:table-cell table:style-name="Table1.C2" office:value-type="string">
            <text:p text:style-name="P10">jd(jd(1) + 1) = predictor variable deletion flag</text:p>
            <text:p text:style-name="P10">jd(1) = 0 =&gt; use all variables</text:p>
            <text:p text:style-name="P10">jd(1) != 0 =&gt; do not use jd(2)... jd(jd(1) + 1)</text:p>
          </table:table-cell>
        </table:table-row>
        <table:table-row>
          <table:table-cell table:style-name="Table1.A2" office:value-type="string">
            <text:p text:style-name="P6">vp</text:p>
          </table:table-cell>
          <table:table-cell table:style-name="Table1.A2" office:value-type="string">
            <text:p text:style-name="P6">Real vp(ni)</text:p>
          </table:table-cell>
          <table:table-cell table:style-name="Table1.C2" office:value-type="string">
            <text:p text:style-name="P11">relative penalties for each predictor variables</text:p>
            <text:p text:style-name="P11">vp(j) = 0 =&gt; jth variable unpenalized</text:p>
          </table:table-cell>
        </table:table-row>
        <table:table-row>
          <table:table-cell table:style-name="Table1.A2" office:value-type="string">
            <text:p text:style-name="P6">cl</text:p>
          </table:table-cell>
          <table:table-cell table:style-name="Table1.A2" office:value-type="string">
            <text:p text:style-name="P6">Real cl(2, ni)</text:p>
          </table:table-cell>
          <table:table-cell table:style-name="Table1.C2" office:value-type="string">
            <text:p text:style-name="P11">interval constraints on coefficient values (overwritten)</text:p>
            <text:p text:style-name="P11">cl(1, j) <text:s/>= lower bound for jth coefficient value (&lt;=0.0)</text:p>
            <text:p text:style-name="P11">cl(2, j) <text:s/>= upper bound for jth coefficient value (&gt;=0.0)</text:p>
          </table:table-cell>
        </table:table-row>
        <table:table-row>
          <table:table-cell table:style-name="Table1.A2" office:value-type="string">
            <text:p text:style-name="P6">ne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1">maximum number of variables allowed to enter largest model (stopping criterion)</text:p>
          </table:table-cell>
        </table:table-row>
        <table:table-row>
          <table:table-cell table:style-name="Table1.A2" office:value-type="string">
            <text:p text:style-name="P6">nx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1">maximum number of variables allowed to enter all models along path (memory allocation, nx &gt; ne)</text:p>
          </table:table-cell>
        </table:table-row>
        <table:table-row>
          <table:table-cell table:style-name="Table1.A2" office:value-type="string">
            <text:p text:style-name="P6">nlam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1">(maximum) number of lambda values</text:p>
          </table:table-cell>
        </table:table-row>
        <table:table-row>
          <table:table-cell table:style-name="Table1.A2" office:value-type="string">
            <text:p text:style-name="P6">flmin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1">user control of lambda values (&gt;=0)</text:p>
            <text:p text:style-name="P11"><text:s/>flmin &lt; 1.0 =&gt; minimum lambda = flmin*(largest lambda value)</text:p>
            <text:p text:style-name="P11"><text:s/>flmin &gt;= 1.0 =&gt; use supplied lambda values (see below)</text:p>
          </table:table-cell>
        </table:table-row>
        <table:table-row>
          <table:table-cell table:style-name="Table1.A2" office:value-type="string">
            <text:p text:style-name="P6">ulam</text:p>
          </table:table-cell>
          <table:table-cell table:style-name="Table1.A2" office:value-type="string">
            <text:p text:style-name="P6">Real ulam(nlam)</text:p>
          </table:table-cell>
          <table:table-cell table:style-name="Table1.C2" office:value-type="string">
            <text:p text:style-name="P11">user supplied lambda values (ignored if flmin &lt; 1.0)</text:p>
          </table:table-cell>
        </table:table-row>
        <table:table-row>
          <table:table-cell table:style-name="Table1.A2" office:value-type="string">
            <text:p text:style-name="P6">thr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1">convergence threshold for each lambda solution. iterations stop when the maximum reduction in the criterion value as a result of each parameter update over a single pass is less than thr times the null criterion value. (suggested value, thr = 1.0e-5)</text:p>
          </table:table-cell>
        </table:table-row>
        <table:table-row>
          <table:table-cell table:style-name="Table1.A2" office:value-type="string">
            <text:p text:style-name="P6">isd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1">predictor variable standardization flag</text:p>
            <text:p text:style-name="P11"><text:s/>isd = 0 =&gt; regression on original predictor variables</text:p>
            <text:p text:style-name="P11"><text:s/>isd = 1 =&gt; regression on standardized prediction variables</text:p>
            <text:p text:style-name="P11"><text:s/>note: output solutions always reference original variables locations and scales</text:p>
          </table:table-cell>
        </table:table-row>
        <table:table-row>
          <table:table-cell table:style-name="Table1.A2" office:value-type="string">
            <text:p text:style-name="P6">intr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1">intercept flag</text:p>
            <text:p text:style-name="P11"><text:s/>intr = 0 or 1 =&gt; don't or do include intercept in model</text:p>
          </table:table-cell>
        </table:table-row>
        <table:table-row>
          <table:table-cell table:style-name="Table1.A2" office:value-type="string">
            <text:p text:style-name="P6">maxi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1">maximum allowed number of passes over the data for all lambda values (suggested values, maxit = 100000)</text:p>
          </table:table-cell>
        </table:table-row>
        <table:table-row>
          <table:table-cell table:style-name="Table1.A2" office:value-type="string">
            <text:p text:style-name="P2">OUTPUT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lmu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1">actual number of lambda values (solutions)</text:p>
          </table:table-cell>
        </table:table-row>
        <text:soft-page-break/>
        <table:table-row>
          <table:table-cell table:style-name="Table1.A2" office:value-type="string">
            <text:p text:style-name="P6">a0</text:p>
          </table:table-cell>
          <table:table-cell table:style-name="Table1.A2" office:value-type="string">
            <text:p text:style-name="P6">Real a0(nlam)</text:p>
          </table:table-cell>
          <table:table-cell table:style-name="Table1.C2" office:value-type="string">
            <text:p text:style-name="P12">a0(lmu) intercept values for each solution</text:p>
          </table:table-cell>
        </table:table-row>
        <table:table-row>
          <table:table-cell table:style-name="Table1.A2" office:value-type="string">
            <text:p text:style-name="P6">ca</text:p>
          </table:table-cell>
          <table:table-cell table:style-name="Table1.A2" office:value-type="string">
            <text:p text:style-name="P6">Real ca(nx, nlam)</text:p>
          </table:table-cell>
          <table:table-cell table:style-name="Table1.C2" office:value-type="string">
            <text:p text:style-name="P12">ca(nx, lmu) compressed coefficient values for each solution</text:p>
          </table:table-cell>
        </table:table-row>
        <table:table-row>
          <table:table-cell table:style-name="Table1.A2" office:value-type="string">
            <text:p text:style-name="P6">ia</text:p>
          </table:table-cell>
          <table:table-cell table:style-name="Table1.A2" office:value-type="string">
            <text:p text:style-name="P6">Integer ia(nx)</text:p>
          </table:table-cell>
          <table:table-cell table:style-name="Table1.C2" office:value-type="string">
            <text:p text:style-name="P12">ia(nx) pointers to compressed coefficients</text:p>
          </table:table-cell>
        </table:table-row>
        <table:table-row>
          <table:table-cell table:style-name="Table1.A2" office:value-type="string">
            <text:p text:style-name="P6">nin</text:p>
          </table:table-cell>
          <table:table-cell table:style-name="Table1.A2" office:value-type="string">
            <text:p text:style-name="P6">Integer nin(nlam)</text:p>
          </table:table-cell>
          <table:table-cell table:style-name="Table1.C2" office:value-type="string">
            <text:p text:style-name="P12">nin(lmu) number of compressed coefficients for each solution</text:p>
          </table:table-cell>
        </table:table-row>
        <table:table-row>
          <table:table-cell table:style-name="Table1.A2" office:value-type="string">
            <text:p text:style-name="P6">rsq</text:p>
          </table:table-cell>
          <table:table-cell table:style-name="Table1.A2" office:value-type="string">
            <text:p text:style-name="P6">Real rsq(nlam)</text:p>
          </table:table-cell>
          <table:table-cell table:style-name="Table1.C2" office:value-type="string">
            <text:p text:style-name="P12">rsq(lmu) R**2 values for each solution</text:p>
          </table:table-cell>
        </table:table-row>
        <table:table-row>
          <table:table-cell table:style-name="Table1.A2" office:value-type="string">
            <text:p text:style-name="P6">alm</text:p>
          </table:table-cell>
          <table:table-cell table:style-name="Table1.A2" office:value-type="string">
            <text:p text:style-name="P6">Real alm(nlam)</text:p>
          </table:table-cell>
          <table:table-cell table:style-name="Table1.C2" office:value-type="string">
            <text:p text:style-name="P12">alm(lmu) lambda values corresponding to each solution</text:p>
          </table:table-cell>
        </table:table-row>
        <table:table-row>
          <table:table-cell table:style-name="Table1.A2" office:value-type="string">
            <text:p text:style-name="P6">nlp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2">actual number of passes over the data for all lambda values</text:p>
          </table:table-cell>
        </table:table-row>
        <table:table-row>
          <table:table-cell table:style-name="Table1.A2" office:value-type="string">
            <text:p text:style-name="P6">jerr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12">error flag </text:p>
            <text:p text:style-name="P12"><text:s/>jerr = 0 =&gt; no error</text:p>
            <text:p text:style-name="P12"><text:s/>jerr &gt; 0 =&gt; fatal error – no output returned</text:p>
            <text:p text:style-name="P12"><text:s text:c="3"/>jerr &lt; 7777 =&gt; memory allocation error </text:p>
            <text:p text:style-name="P12"><text:s text:c="3"/>jerr = 7777 =&gt; all used predictors have zero variance</text:p>
            <text:p text:style-name="P12"><text:s text:c="3"/>jerr = 10000 =&gt; maxval (vp) &lt;= 0.0</text:p>
            <text:p text:style-name="P12"><text:s/>jerr &lt; 0 =&gt; non-fatal error – partial output:</text:p>
            <text:p text:style-name="P12"><text:s text:c="3"/>solutions for larger lambdas (1:(k-1)) returned</text:p>
            <text:p text:style-name="P12"><text:s text:c="2"/>jerr = -k =&gt; convergence for kth lambda value not reached</text:p>
            <text:p text:style-name="P12"><text:s/>jerr = -10000 – k =&gt; number of non-zero coefficients along path exceeds nx (see above) at kth lambda val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lakumar Balasubramaniam</meta:initial-creator>
    <meta:creation-date>2016-08-25T15:17:02.985866809</meta:creation-date>
    <meta:generator>LibreOffice/4.2.8.2$Linux_X86_64 LibreOffice_project/420$Build-2</meta:generator>
    <dc:date>2016-08-26T06:32:15.642140921</dc:date>
    <dc:creator>Balakumar Balasubramaniam</dc:creator>
    <meta:editing-duration>PT15H6M28S</meta:editing-duration>
    <meta:editing-cycles>10</meta:editing-cycles>
    <meta:printed-by>Balakumar Balasubramaniam</meta:printed-by>
    <meta:print-date>2016-08-26T05:43:30.460208546</meta:print-date>
    <meta:document-statistic meta:table-count="1" meta:image-count="0" meta:object-count="0" meta:page-count="2" meta:paragraph-count="98" meta:word-count="488" meta:character-count="2868" meta:non-whitespace-character-count="2446"/>
  </office:meta>
</office:document-meta>
</file>